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Banana Brick" svg:font-family="'Banana Brick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ROBOTECH GP" svg:font-family="'ROBOTECH GP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8.894cm"/>
    </style:style>
    <style:style style:name="P1" style:family="paragraph">
      <style:paragraph-properties fo:line-height="100%" fo:text-align="center"/>
      <style:text-properties style:font-name="ROBOTECH GP" fo:font-size="190pt" style:font-size-asian="190pt" style:font-size-complex="190pt"/>
    </style:style>
    <style:style style:name="T1" style:family="text">
      <style:text-properties style:font-name="ROBOTECH GP" fo:font-size="220pt" style:font-size-asian="220pt" style:font-size-complex="220pt"/>
    </style:style>
    <style:style style:name="T2" style:family="text">
      <style:text-properties style:font-name="ROBOTECH GP" fo:font-size="215pt" style:font-size-asian="215pt" style:font-size-complex="215pt"/>
    </style:style>
    <style:style style:name="T3" style:family="text">
      <style:text-properties style:font-name="ROBOTECH GP" fo:font-size="200pt" style:font-size-asian="200pt" style:font-size-complex="200pt"/>
    </style:style>
    <style:style style:name="T4" style:family="text">
      <style:text-properties style:font-name="ROBOTECH GP" fo:font-size="240pt" style:font-size-asian="240pt" style:font-size-complex="2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273cm" svg:height="9.713cm" svg:x="1.254cm" svg:y="4.575cm">
          <draw:text-box>
            <text:p text:style-name="P1"><text:span text:style-name="T1">S</text:span><text:span text:style-name="T2">t</text:span><text:span text:style-name="T3">ag</text:span><text:span text:style-name="T4">e</text:span><text:span text:style-name="T2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Banana Brick" svg:font-family="'Banana Brick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ROBOTECH GP" svg:font-family="'ROBOTECH GP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3T10:34:25.664000000</meta:creation-date>
    <dc:date>2014-08-01T14:10:51.634000000</dc:date>
    <meta:editing-duration>P0D</meta:editing-duration>
    <meta:editing-cycles>3</meta:editing-cycles>
    <meta:generator>LibreOffice/4.1.5.3$Windows_x86 LibreOffice_project/1c1366bba2ba2b554cd2ca4d87c06da81c05d24</meta:generator>
    <meta:document-statistic meta:object-count="1"/>
  </office:meta>
</office:document-meta>
</file>